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66" style:family="graphic" style:parent-style-name="standard" style:list-style-name="L2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8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6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0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4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2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8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29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0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1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6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7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1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2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3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4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5" style:family="graphic" style:parent-style-name="standard" style:list-style-name="L2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6" style:family="graphic" style:parent-style-name="standard" style:list-style-name="L2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4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fill-gradient-name="Light_20_Red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09cm" svg:height="0.979cm" svg:x="5.099cm" svg:y="10.109cm" svg:viewBox="0 0 1091 980" svg:d="M0 980c475 0 1091-280 1091-560s-18-420-364-420c0 300-727 579-727 980z">
            <text:p/>
          </draw:path>
          <draw:path draw:style-name="gr2" draw:text-style-name="P2" draw:layer="layout" svg:width="2.666cm" svg:height="1.68cm" svg:x="3.16cm" svg:y="9.479cm" svg:viewBox="0 0 2667 1681" svg:d="M2667 0c0 0 0 1121-1 840 2 491-575 841-1331 841s-1334-350-1335-841c1 1 0-350 0-840 0 490 606 840 1334 840s1333-350 1333-840z">
            <text:p/>
          </draw:path>
          <draw:path draw:style-name="gr3" draw:text-style-name="P3" draw:layer="layout" svg:width="2.665cm" svg:height="1.678cm" svg:x="3.159cm" svg:y="8.639cm" svg:viewBox="0 0 2666 1679" svg:d="M1333 0c756 0 1333 363 1333 839s-577 840-1333 840-1333-364-1333-840 577-839 1333-839z">
            <text:p/>
          </draw:path>
          <draw:polygon draw:style-name="gr4" draw:text-style-name="P4" draw:layer="layout" svg:width="0.727cm" svg:height="0.419cm" svg:x="4.614cm" svg:y="9.549cm" svg:viewBox="0 0 728 420" draw:points="364,0 243,70 728,350 606,420 121,140 0,210 0,0">
            <text:p/>
          </draw:polygon>
          <draw:polygon draw:style-name="gr5" draw:text-style-name="P4" draw:layer="layout" svg:width="0.726cm" svg:height="0.419cm" svg:x="3.644cm" svg:y="8.989cm" svg:viewBox="0 0 727 420" draw:points="606,280 727,210 727,420 363,420 484,350 0,70 121,0">
            <text:p/>
          </draw:polygon>
          <draw:polygon draw:style-name="gr6" draw:text-style-name="P4" draw:layer="layout" svg:width="0.727cm" svg:height="0.419cm" svg:x="3.644cm" svg:y="9.549cm" svg:viewBox="0 0 728 420" draw:points="121,280 607,0 728,70 242,350 363,420 0,420 0,210">
            <text:p/>
          </draw:polygon>
          <draw:polygon draw:style-name="gr7" draw:text-style-name="P4" draw:layer="layout" svg:width="0.726cm" svg:height="0.419cm" svg:x="4.614cm" svg:y="8.989cm" svg:viewBox="0 0 727 420" draw:points="484,70 363,0 727,0 727,210 606,140 121,420 0,350">
            <text:p/>
          </draw:polygon>
          <draw:path draw:style-name="gr8" draw:text-style-name="P3" draw:layer="layout" svg:width="2.665cm" svg:height="0.839cm" svg:x="3.159cm" svg:y="9.759cm" svg:viewBox="0 0 2666 840" svg:d="M2666 0c0 476-577 840-1333 840s-1333-364-1333-840">
            <text:p/>
          </draw:path>
          <draw:line draw:style-name="gr9" draw:text-style-name="P5" draw:layer="layout" svg:x1="3.28cm" svg:y1="9.829cm" svg:x2="3.28cm" svg:y2="10.109cm">
            <text:p/>
          </draw:line>
          <draw:line draw:style-name="gr10" draw:text-style-name="P5" draw:layer="layout" svg:x1="3.523cm" svg:y1="10.039cm" svg:x2="3.523cm" svg:y2="10.319cm">
            <text:p/>
          </draw:line>
          <draw:line draw:style-name="gr11" draw:text-style-name="P5" draw:layer="layout" svg:x1="3.886cm" svg:y1="10.249cm" svg:x2="3.886cm" svg:y2="10.529cm">
            <text:p/>
          </draw:line>
          <draw:line draw:style-name="gr12" draw:text-style-name="P5" draw:layer="layout" svg:x1="4.25cm" svg:y1="10.319cm" svg:x2="4.25cm" svg:y2="10.599cm">
            <text:p/>
          </draw:line>
          <draw:line draw:style-name="gr13" draw:text-style-name="P5" draw:layer="layout" svg:x1="4.735cm" svg:y1="10.319cm" svg:x2="4.735cm" svg:y2="10.599cm">
            <text:p/>
          </draw:line>
          <draw:line draw:style-name="gr14" draw:text-style-name="P5" draw:layer="layout" svg:x1="5.099cm" svg:y1="10.249cm" svg:x2="5.099cm" svg:y2="10.529cm">
            <text:p/>
          </draw:line>
          <draw:line draw:style-name="gr15" draw:text-style-name="P5" draw:layer="layout" svg:x1="5.463cm" svg:y1="10.039cm" svg:x2="5.463cm" svg:y2="10.319cm">
            <text:p/>
          </draw:line>
          <draw:line draw:style-name="gr16" draw:text-style-name="P5" draw:layer="layout" svg:x1="5.705cm" svg:y1="9.829cm" svg:x2="5.705cm" svg:y2="10.109cm">
            <text:p/>
          </draw:line>
          <draw:line draw:style-name="gr17" draw:text-style-name="P5" draw:layer="layout" svg:x1="4.493cm" svg:y1="10.599cm" svg:x2="4.493cm" svg:y2="10.879cm">
            <text:p/>
          </draw:line>
          <draw:line draw:style-name="gr18" draw:text-style-name="P5" draw:layer="layout" svg:x1="4.978cm" svg:y1="10.529cm" svg:x2="4.978cm" svg:y2="10.809cm">
            <text:p/>
          </draw:line>
          <draw:line draw:style-name="gr19" draw:text-style-name="P5" draw:layer="layout" svg:x1="5.341cm" svg:y1="10.389cm" svg:x2="5.341cm" svg:y2="10.669cm">
            <text:p/>
          </draw:line>
          <draw:line draw:style-name="gr20" draw:text-style-name="P5" draw:layer="layout" svg:x1="5.584cm" svg:y1="10.249cm" svg:x2="5.584cm" svg:y2="10.529cm">
            <text:p/>
          </draw:line>
          <draw:line draw:style-name="gr21" draw:text-style-name="P5" draw:layer="layout" svg:x1="4.008cm" svg:y1="10.529cm" svg:x2="4.008cm" svg:y2="10.809cm">
            <text:p/>
          </draw:line>
          <draw:line draw:style-name="gr22" draw:text-style-name="P5" draw:layer="layout" svg:x1="3.644cm" svg:y1="10.389cm" svg:x2="3.644cm" svg:y2="10.669cm">
            <text:p/>
          </draw:line>
          <draw:line draw:style-name="gr23" draw:text-style-name="P5" draw:layer="layout" svg:x1="3.401cm" svg:y1="10.249cm" svg:x2="3.401cm" svg:y2="10.529cm">
            <text:p/>
          </draw:line>
          <draw:path draw:style-name="gr24" draw:text-style-name="P3" draw:layer="layout" svg:width="2.665cm" svg:height="0.839cm" svg:x="3.159cm" svg:y="10.039cm" svg:viewBox="0 0 2666 840" svg:d="M2666 0c0 476-577 840-1333 840s-1333-364-1333-840">
            <text:p/>
          </draw:path>
          <draw:line draw:style-name="gr25" draw:text-style-name="P5" draw:layer="layout" svg:x1="3.28cm" svg:y1="10.389cm" svg:x2="3.28cm" svg:y2="10.669cm">
            <text:p/>
          </draw:line>
          <draw:line draw:style-name="gr26" draw:text-style-name="P5" draw:layer="layout" svg:x1="3.523cm" svg:y1="10.599cm" svg:x2="3.523cm" svg:y2="10.879cm">
            <text:p/>
          </draw:line>
          <draw:line draw:style-name="gr27" draw:text-style-name="P5" draw:layer="layout" svg:x1="3.886cm" svg:y1="10.809cm" svg:x2="3.886cm" svg:y2="11.089cm">
            <text:p/>
          </draw:line>
          <draw:line draw:style-name="gr28" draw:text-style-name="P5" draw:layer="layout" svg:x1="4.25cm" svg:y1="10.879cm" svg:x2="4.25cm" svg:y2="11.159cm">
            <text:p/>
          </draw:line>
          <draw:line draw:style-name="gr29" draw:text-style-name="P5" draw:layer="layout" svg:x1="4.735cm" svg:y1="10.879cm" svg:x2="4.735cm" svg:y2="11.159cm">
            <text:p/>
          </draw:line>
          <draw:line draw:style-name="gr30" draw:text-style-name="P5" draw:layer="layout" svg:x1="5.099cm" svg:y1="10.809cm" svg:x2="5.099cm" svg:y2="11.089cm">
            <text:p/>
          </draw:line>
          <draw:line draw:style-name="gr31" draw:text-style-name="P5" draw:layer="layout" svg:x1="5.463cm" svg:y1="10.599cm" svg:x2="5.463cm" svg:y2="10.879cm">
            <text:p/>
          </draw:line>
          <draw:line draw:style-name="gr32" draw:text-style-name="P5" draw:layer="layout" svg:x1="5.705cm" svg:y1="10.389cm" svg:x2="5.705cm" svg:y2="10.669cm">
            <text:p/>
          </draw:line>
          <draw:path draw:style-name="gr33" draw:text-style-name="P6" draw:layer="layout" svg:width="2.667cm" svg:height="2.519cm" svg:x="3.159cm" svg:y="8.639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34" draw:text-style-name="P1" draw:layer="layout" svg:width="1.09cm" svg:height="0.979cm" svg:x="27.087cm" svg:y="10.344cm" svg:viewBox="0 0 1091 980" svg:d="M0 980c475 0 1091-280 1091-560s-18-420-364-420c0 300-727 579-727 980z">
            <text:p/>
          </draw:path>
          <draw:path draw:style-name="gr35" draw:text-style-name="P2" draw:layer="layout" svg:width="2.666cm" svg:height="1.68cm" svg:x="25.148cm" svg:y="9.714cm" svg:viewBox="0 0 2667 1681" svg:d="M2667 0c0 0 0 1121-1 840 2 491-575 841-1331 841s-1334-350-1335-841c1 1 0-350 0-840 0 490 606 840 1334 840s1333-350 1333-840z">
            <text:p/>
          </draw:path>
          <draw:path draw:style-name="gr36" draw:text-style-name="P3" draw:layer="layout" svg:width="2.665cm" svg:height="1.678cm" svg:x="25.147cm" svg:y="8.874cm" svg:viewBox="0 0 2666 1679" svg:d="M1333 0c756 0 1333 363 1333 839s-577 840-1333 840-1333-364-1333-840 577-839 1333-839z">
            <text:p/>
          </draw:path>
          <draw:polygon draw:style-name="gr37" draw:text-style-name="P4" draw:layer="layout" svg:width="0.727cm" svg:height="0.419cm" svg:x="26.602cm" svg:y="9.784cm" svg:viewBox="0 0 728 420" draw:points="364,0 243,70 728,350 606,420 121,140 0,210 0,0">
            <text:p/>
          </draw:polygon>
          <draw:polygon draw:style-name="gr38" draw:text-style-name="P4" draw:layer="layout" svg:width="0.726cm" svg:height="0.419cm" svg:x="25.632cm" svg:y="9.224cm" svg:viewBox="0 0 727 420" draw:points="606,280 727,210 727,420 363,420 484,350 0,70 121,0">
            <text:p/>
          </draw:polygon>
          <draw:polygon draw:style-name="gr39" draw:text-style-name="P4" draw:layer="layout" svg:width="0.727cm" svg:height="0.419cm" svg:x="25.632cm" svg:y="9.784cm" svg:viewBox="0 0 728 420" draw:points="121,280 607,0 728,70 242,350 363,420 0,420 0,210">
            <text:p/>
          </draw:polygon>
          <draw:polygon draw:style-name="gr40" draw:text-style-name="P4" draw:layer="layout" svg:width="0.726cm" svg:height="0.419cm" svg:x="26.602cm" svg:y="9.224cm" svg:viewBox="0 0 727 420" draw:points="484,70 363,0 727,0 727,210 606,140 121,420 0,350">
            <text:p/>
          </draw:polygon>
          <draw:path draw:style-name="gr41" draw:text-style-name="P3" draw:layer="layout" svg:width="2.665cm" svg:height="0.839cm" svg:x="25.147cm" svg:y="9.994cm" svg:viewBox="0 0 2666 840" svg:d="M2666 0c0 476-577 840-1333 840s-1333-364-1333-840">
            <text:p/>
          </draw:path>
          <draw:line draw:style-name="gr42" draw:text-style-name="P5" draw:layer="layout" svg:x1="25.268cm" svg:y1="10.064cm" svg:x2="25.268cm" svg:y2="10.344cm">
            <text:p/>
          </draw:line>
          <draw:line draw:style-name="gr43" draw:text-style-name="P5" draw:layer="layout" svg:x1="25.511cm" svg:y1="10.274cm" svg:x2="25.511cm" svg:y2="10.554cm">
            <text:p/>
          </draw:line>
          <draw:line draw:style-name="gr44" draw:text-style-name="P5" draw:layer="layout" svg:x1="25.874cm" svg:y1="10.484cm" svg:x2="25.874cm" svg:y2="10.764cm">
            <text:p/>
          </draw:line>
          <draw:line draw:style-name="gr45" draw:text-style-name="P5" draw:layer="layout" svg:x1="26.238cm" svg:y1="10.554cm" svg:x2="26.238cm" svg:y2="10.834cm">
            <text:p/>
          </draw:line>
          <draw:line draw:style-name="gr46" draw:text-style-name="P5" draw:layer="layout" svg:x1="26.723cm" svg:y1="10.554cm" svg:x2="26.723cm" svg:y2="10.834cm">
            <text:p/>
          </draw:line>
          <draw:line draw:style-name="gr47" draw:text-style-name="P5" draw:layer="layout" svg:x1="27.087cm" svg:y1="10.484cm" svg:x2="27.087cm" svg:y2="10.764cm">
            <text:p/>
          </draw:line>
          <draw:line draw:style-name="gr48" draw:text-style-name="P5" draw:layer="layout" svg:x1="27.451cm" svg:y1="10.274cm" svg:x2="27.451cm" svg:y2="10.554cm">
            <text:p/>
          </draw:line>
          <draw:line draw:style-name="gr49" draw:text-style-name="P5" draw:layer="layout" svg:x1="27.693cm" svg:y1="10.064cm" svg:x2="27.693cm" svg:y2="10.344cm">
            <text:p/>
          </draw:line>
          <draw:line draw:style-name="gr50" draw:text-style-name="P5" draw:layer="layout" svg:x1="26.481cm" svg:y1="10.834cm" svg:x2="26.481cm" svg:y2="11.114cm">
            <text:p/>
          </draw:line>
          <draw:line draw:style-name="gr51" draw:text-style-name="P5" draw:layer="layout" svg:x1="26.966cm" svg:y1="10.764cm" svg:x2="26.966cm" svg:y2="11.044cm">
            <text:p/>
          </draw:line>
          <draw:line draw:style-name="gr52" draw:text-style-name="P5" draw:layer="layout" svg:x1="27.329cm" svg:y1="10.624cm" svg:x2="27.329cm" svg:y2="10.904cm">
            <text:p/>
          </draw:line>
          <draw:line draw:style-name="gr53" draw:text-style-name="P5" draw:layer="layout" svg:x1="27.572cm" svg:y1="10.484cm" svg:x2="27.572cm" svg:y2="10.764cm">
            <text:p/>
          </draw:line>
          <draw:line draw:style-name="gr54" draw:text-style-name="P5" draw:layer="layout" svg:x1="25.996cm" svg:y1="10.764cm" svg:x2="25.996cm" svg:y2="11.044cm">
            <text:p/>
          </draw:line>
          <draw:line draw:style-name="gr55" draw:text-style-name="P5" draw:layer="layout" svg:x1="25.632cm" svg:y1="10.624cm" svg:x2="25.632cm" svg:y2="10.904cm">
            <text:p/>
          </draw:line>
          <draw:line draw:style-name="gr56" draw:text-style-name="P5" draw:layer="layout" svg:x1="25.389cm" svg:y1="10.484cm" svg:x2="25.389cm" svg:y2="10.764cm">
            <text:p/>
          </draw:line>
          <draw:path draw:style-name="gr57" draw:text-style-name="P3" draw:layer="layout" svg:width="2.665cm" svg:height="0.839cm" svg:x="25.147cm" svg:y="10.274cm" svg:viewBox="0 0 2666 840" svg:d="M2666 0c0 476-577 840-1333 840s-1333-364-1333-840">
            <text:p/>
          </draw:path>
          <draw:line draw:style-name="gr58" draw:text-style-name="P5" draw:layer="layout" svg:x1="25.268cm" svg:y1="10.624cm" svg:x2="25.268cm" svg:y2="10.904cm">
            <text:p/>
          </draw:line>
          <draw:line draw:style-name="gr59" draw:text-style-name="P5" draw:layer="layout" svg:x1="25.511cm" svg:y1="10.834cm" svg:x2="25.511cm" svg:y2="11.114cm">
            <text:p/>
          </draw:line>
          <draw:line draw:style-name="gr60" draw:text-style-name="P5" draw:layer="layout" svg:x1="25.874cm" svg:y1="11.044cm" svg:x2="25.874cm" svg:y2="11.324cm">
            <text:p/>
          </draw:line>
          <draw:line draw:style-name="gr61" draw:text-style-name="P5" draw:layer="layout" svg:x1="26.238cm" svg:y1="11.114cm" svg:x2="26.238cm" svg:y2="11.394cm">
            <text:p/>
          </draw:line>
          <draw:line draw:style-name="gr62" draw:text-style-name="P5" draw:layer="layout" svg:x1="26.723cm" svg:y1="11.114cm" svg:x2="26.723cm" svg:y2="11.394cm">
            <text:p/>
          </draw:line>
          <draw:line draw:style-name="gr63" draw:text-style-name="P5" draw:layer="layout" svg:x1="27.087cm" svg:y1="11.044cm" svg:x2="27.087cm" svg:y2="11.324cm">
            <text:p/>
          </draw:line>
          <draw:line draw:style-name="gr64" draw:text-style-name="P5" draw:layer="layout" svg:x1="27.451cm" svg:y1="10.834cm" svg:x2="27.451cm" svg:y2="11.114cm">
            <text:p/>
          </draw:line>
          <draw:line draw:style-name="gr65" draw:text-style-name="P5" draw:layer="layout" svg:x1="27.693cm" svg:y1="10.624cm" svg:x2="27.693cm" svg:y2="10.904cm">
            <text:p/>
          </draw:line>
          <draw:path draw:style-name="gr66" draw:text-style-name="P6" draw:layer="layout" svg:width="2.667cm" svg:height="2.519cm" svg:x="25.147cm" svg:y="8.874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67" draw:text-style-name="P1" draw:layer="layout" svg:width="1.09cm" svg:height="0.979cm" svg:x="9.307cm" svg:y="4.394cm" svg:viewBox="0 0 1091 980" svg:d="M0 980c475 0 1091-280 1091-560s-18-420-364-420c0 300-727 579-727 980z">
            <text:p/>
          </draw:path>
          <draw:path draw:style-name="gr68" draw:text-style-name="P7" draw:layer="layout" svg:width="2.666cm" svg:height="1.68cm" svg:x="7.368cm" svg:y="3.764cm" svg:viewBox="0 0 2667 1681" svg:d="M2667 0c0 0 0 1121-1 840 2 491-575 841-1331 841s-1334-350-1335-841c1 1 0-350 0-840 0 490 606 840 1334 840s1333-350 1333-840z">
            <text:p/>
          </draw:path>
          <draw:path draw:style-name="gr69" draw:text-style-name="P3" draw:layer="layout" svg:width="2.665cm" svg:height="1.678cm" svg:x="7.367cm" svg:y="2.924cm" svg:viewBox="0 0 2666 1679" svg:d="M1333 0c756 0 1333 363 1333 839s-577 840-1333 840-1333-364-1333-840 577-839 1333-839z">
            <text:p/>
          </draw:path>
          <draw:polygon draw:style-name="gr70" draw:text-style-name="P4" draw:layer="layout" svg:width="0.727cm" svg:height="0.419cm" svg:x="8.822cm" svg:y="3.834cm" svg:viewBox="0 0 728 420" draw:points="364,0 243,70 728,350 606,420 121,140 0,210 0,0">
            <text:p/>
          </draw:polygon>
          <draw:polygon draw:style-name="gr71" draw:text-style-name="P4" draw:layer="layout" svg:width="0.726cm" svg:height="0.419cm" svg:x="7.852cm" svg:y="3.274cm" svg:viewBox="0 0 727 420" draw:points="606,280 727,210 727,420 363,420 484,350 0,70 121,0">
            <text:p/>
          </draw:polygon>
          <draw:polygon draw:style-name="gr72" draw:text-style-name="P4" draw:layer="layout" svg:width="0.727cm" svg:height="0.419cm" svg:x="7.852cm" svg:y="3.834cm" svg:viewBox="0 0 728 420" draw:points="121,280 607,0 728,70 242,350 363,420 0,420 0,210">
            <text:p/>
          </draw:polygon>
          <draw:polygon draw:style-name="gr73" draw:text-style-name="P4" draw:layer="layout" svg:width="0.726cm" svg:height="0.419cm" svg:x="8.822cm" svg:y="3.274cm" svg:viewBox="0 0 727 420" draw:points="484,70 363,0 727,0 727,210 606,140 121,420 0,350">
            <text:p/>
          </draw:polygon>
          <draw:path draw:style-name="gr74" draw:text-style-name="P6" draw:layer="layout" svg:width="2.667cm" svg:height="2.519cm" svg:x="7.367cm" svg:y="2.924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75" draw:text-style-name="P1" draw:layer="layout" svg:width="1.09cm" svg:height="0.979cm" svg:x="15.894cm" svg:y="5.899cm" svg:viewBox="0 0 1091 980" svg:d="M0 980c475 0 1091-280 1091-560s-18-420-364-420c0 300-727 579-727 980z">
            <text:p/>
          </draw:path>
          <draw:path draw:style-name="gr76" draw:text-style-name="P7" draw:layer="layout" svg:width="2.666cm" svg:height="1.68cm" svg:x="13.955cm" svg:y="5.269cm" svg:viewBox="0 0 2667 1681" svg:d="M2667 0c0 0 0 1121-1 840 2 491-575 841-1331 841s-1334-350-1335-841c1 1 0-350 0-840 0 490 606 840 1334 840s1333-350 1333-840z">
            <text:p/>
          </draw:path>
          <draw:path draw:style-name="gr77" draw:text-style-name="P3" draw:layer="layout" svg:width="2.665cm" svg:height="1.678cm" svg:x="13.954cm" svg:y="4.429cm" svg:viewBox="0 0 2666 1679" svg:d="M1333 0c756 0 1333 363 1333 839s-577 840-1333 840-1333-364-1333-840 577-839 1333-839z">
            <text:p/>
          </draw:path>
          <draw:polygon draw:style-name="gr78" draw:text-style-name="P4" draw:layer="layout" svg:width="0.727cm" svg:height="0.419cm" svg:x="15.409cm" svg:y="5.339cm" svg:viewBox="0 0 728 420" draw:points="364,0 243,70 728,350 606,420 121,140 0,210 0,0">
            <text:p/>
          </draw:polygon>
          <draw:polygon draw:style-name="gr79" draw:text-style-name="P4" draw:layer="layout" svg:width="0.726cm" svg:height="0.419cm" svg:x="14.439cm" svg:y="4.779cm" svg:viewBox="0 0 727 420" draw:points="606,280 727,210 727,420 363,420 484,350 0,70 121,0">
            <text:p/>
          </draw:polygon>
          <draw:polygon draw:style-name="gr80" draw:text-style-name="P4" draw:layer="layout" svg:width="0.727cm" svg:height="0.419cm" svg:x="14.439cm" svg:y="5.339cm" svg:viewBox="0 0 728 420" draw:points="121,280 607,0 728,70 242,350 363,420 0,420 0,210">
            <text:p/>
          </draw:polygon>
          <draw:polygon draw:style-name="gr81" draw:text-style-name="P4" draw:layer="layout" svg:width="0.726cm" svg:height="0.419cm" svg:x="15.409cm" svg:y="4.779cm" svg:viewBox="0 0 727 420" draw:points="484,70 363,0 727,0 727,210 606,140 121,420 0,350">
            <text:p/>
          </draw:polygon>
          <draw:path draw:style-name="gr82" draw:text-style-name="P6" draw:layer="layout" svg:width="2.667cm" svg:height="2.519cm" svg:x="13.954cm" svg:y="4.429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83" draw:text-style-name="P1" draw:layer="layout" svg:width="1.09cm" svg:height="0.979cm" svg:x="5.751cm" svg:y="16.967cm" svg:viewBox="0 0 1091 980" svg:d="M0 980c475 0 1091-280 1091-560s-18-420-364-420c0 300-727 579-727 980z">
            <text:p/>
          </draw:path>
          <draw:path draw:style-name="gr84" draw:text-style-name="P7" draw:layer="layout" svg:width="2.666cm" svg:height="1.68cm" svg:x="3.812cm" svg:y="16.337cm" svg:viewBox="0 0 2667 1681" svg:d="M2667 0c0 0 0 1121-1 840 2 491-575 841-1331 841s-1334-350-1335-841c1 1 0-350 0-840 0 490 606 840 1334 840s1333-350 1333-840z">
            <text:p/>
          </draw:path>
          <draw:path draw:style-name="gr85" draw:text-style-name="P3" draw:layer="layout" svg:width="2.665cm" svg:height="1.678cm" svg:x="3.811cm" svg:y="15.497cm" svg:viewBox="0 0 2666 1679" svg:d="M1333 0c756 0 1333 363 1333 839s-577 840-1333 840-1333-364-1333-840 577-839 1333-839z">
            <text:p/>
          </draw:path>
          <draw:polygon draw:style-name="gr86" draw:text-style-name="P4" draw:layer="layout" svg:width="0.727cm" svg:height="0.419cm" svg:x="5.266cm" svg:y="16.407cm" svg:viewBox="0 0 728 420" draw:points="364,0 243,70 728,350 606,420 121,140 0,210 0,0">
            <text:p/>
          </draw:polygon>
          <draw:polygon draw:style-name="gr87" draw:text-style-name="P4" draw:layer="layout" svg:width="0.726cm" svg:height="0.419cm" svg:x="4.296cm" svg:y="15.847cm" svg:viewBox="0 0 727 420" draw:points="606,280 727,210 727,420 363,420 484,350 0,70 121,0">
            <text:p/>
          </draw:polygon>
          <draw:polygon draw:style-name="gr88" draw:text-style-name="P4" draw:layer="layout" svg:width="0.727cm" svg:height="0.419cm" svg:x="4.296cm" svg:y="16.407cm" svg:viewBox="0 0 728 420" draw:points="121,280 607,0 728,70 242,350 363,420 0,420 0,210">
            <text:p/>
          </draw:polygon>
          <draw:polygon draw:style-name="gr89" draw:text-style-name="P4" draw:layer="layout" svg:width="0.726cm" svg:height="0.419cm" svg:x="5.266cm" svg:y="15.847cm" svg:viewBox="0 0 727 420" draw:points="484,70 363,0 727,0 727,210 606,140 121,420 0,350">
            <text:p/>
          </draw:polygon>
          <draw:path draw:style-name="gr90" draw:text-style-name="P6" draw:layer="layout" svg:width="2.667cm" svg:height="2.519cm" svg:x="3.811cm" svg:y="15.497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91" draw:text-style-name="P1" draw:layer="layout" svg:width="1.09cm" svg:height="0.979cm" svg:x="21.228cm" svg:y="2.997cm" svg:viewBox="0 0 1091 980" svg:d="M0 980c475 0 1091-280 1091-560s-18-420-364-420c0 300-727 579-727 980z">
            <text:p/>
          </draw:path>
          <draw:path draw:style-name="gr92" draw:text-style-name="P7" draw:layer="layout" svg:width="2.666cm" svg:height="1.68cm" svg:x="19.289cm" svg:y="2.367cm" svg:viewBox="0 0 2667 1681" svg:d="M2667 0c0 0 0 1121-1 840 2 491-575 841-1331 841s-1334-350-1335-841c1 1 0-350 0-840 0 490 606 840 1334 840s1333-350 1333-840z">
            <text:p/>
          </draw:path>
          <draw:path draw:style-name="gr93" draw:text-style-name="P3" draw:layer="layout" svg:width="2.665cm" svg:height="1.678cm" svg:x="19.288cm" svg:y="1.527cm" svg:viewBox="0 0 2666 1679" svg:d="M1333 0c756 0 1333 363 1333 839s-577 840-1333 840-1333-364-1333-840 577-839 1333-839z">
            <text:p/>
          </draw:path>
          <draw:polygon draw:style-name="gr94" draw:text-style-name="P4" draw:layer="layout" svg:width="0.727cm" svg:height="0.419cm" svg:x="20.743cm" svg:y="2.437cm" svg:viewBox="0 0 728 420" draw:points="364,0 243,70 728,350 606,420 121,140 0,210 0,0">
            <text:p/>
          </draw:polygon>
          <draw:polygon draw:style-name="gr95" draw:text-style-name="P4" draw:layer="layout" svg:width="0.726cm" svg:height="0.419cm" svg:x="19.773cm" svg:y="1.877cm" svg:viewBox="0 0 727 420" draw:points="606,280 727,210 727,420 363,420 484,350 0,70 121,0">
            <text:p/>
          </draw:polygon>
          <draw:polygon draw:style-name="gr96" draw:text-style-name="P4" draw:layer="layout" svg:width="0.727cm" svg:height="0.419cm" svg:x="19.773cm" svg:y="2.437cm" svg:viewBox="0 0 728 420" draw:points="121,280 607,0 728,70 242,350 363,420 0,420 0,210">
            <text:p/>
          </draw:polygon>
          <draw:polygon draw:style-name="gr97" draw:text-style-name="P4" draw:layer="layout" svg:width="0.726cm" svg:height="0.419cm" svg:x="20.743cm" svg:y="1.877cm" svg:viewBox="0 0 727 420" draw:points="484,70 363,0 727,0 727,210 606,140 121,420 0,350">
            <text:p/>
          </draw:polygon>
          <draw:path draw:style-name="gr98" draw:text-style-name="P6" draw:layer="layout" svg:width="2.667cm" svg:height="2.519cm" svg:x="19.288cm" svg:y="1.527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99" draw:text-style-name="P1" draw:layer="layout" svg:width="1.09cm" svg:height="0.979cm" svg:x="26.325cm" svg:y="18.853cm" svg:viewBox="0 0 1091 980" svg:d="M0 980c475 0 1091-280 1091-560s-18-420-364-420c0 300-727 579-727 980z">
            <text:p/>
          </draw:path>
          <draw:path draw:style-name="gr100" draw:text-style-name="P7" draw:layer="layout" svg:width="2.666cm" svg:height="1.68cm" svg:x="24.386cm" svg:y="18.223cm" svg:viewBox="0 0 2667 1681" svg:d="M2667 0c0 0 0 1121-1 840 2 491-575 841-1331 841s-1334-350-1335-841c1 1 0-350 0-840 0 490 606 840 1334 840s1333-350 1333-840z">
            <text:p/>
          </draw:path>
          <draw:path draw:style-name="gr101" draw:text-style-name="P3" draw:layer="layout" svg:width="2.665cm" svg:height="1.678cm" svg:x="24.385cm" svg:y="17.383cm" svg:viewBox="0 0 2666 1679" svg:d="M1333 0c756 0 1333 363 1333 839s-577 840-1333 840-1333-364-1333-840 577-839 1333-839z">
            <text:p/>
          </draw:path>
          <draw:polygon draw:style-name="gr102" draw:text-style-name="P4" draw:layer="layout" svg:width="0.727cm" svg:height="0.419cm" svg:x="25.84cm" svg:y="18.293cm" svg:viewBox="0 0 728 420" draw:points="364,0 243,70 728,350 606,420 121,140 0,210 0,0">
            <text:p/>
          </draw:polygon>
          <draw:polygon draw:style-name="gr103" draw:text-style-name="P4" draw:layer="layout" svg:width="0.726cm" svg:height="0.419cm" svg:x="24.87cm" svg:y="17.733cm" svg:viewBox="0 0 727 420" draw:points="606,280 727,210 727,420 363,420 484,350 0,70 121,0">
            <text:p/>
          </draw:polygon>
          <draw:polygon draw:style-name="gr104" draw:text-style-name="P4" draw:layer="layout" svg:width="0.727cm" svg:height="0.419cm" svg:x="24.87cm" svg:y="18.293cm" svg:viewBox="0 0 728 420" draw:points="121,280 607,0 728,70 242,350 363,420 0,420 0,210">
            <text:p/>
          </draw:polygon>
          <draw:polygon draw:style-name="gr105" draw:text-style-name="P4" draw:layer="layout" svg:width="0.726cm" svg:height="0.419cm" svg:x="25.84cm" svg:y="17.733cm" svg:viewBox="0 0 727 420" draw:points="484,70 363,0 727,0 727,210 606,140 121,420 0,350">
            <text:p/>
          </draw:polygon>
          <draw:path draw:style-name="gr106" draw:text-style-name="P6" draw:layer="layout" svg:width="2.667cm" svg:height="2.519cm" svg:x="24.385cm" svg:y="17.383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107" draw:text-style-name="P1" draw:layer="layout" svg:width="1.09cm" svg:height="0.979cm" svg:x="9.308cm" svg:y="4.395cm" svg:viewBox="0 0 1091 980" svg:d="M0 980c475 0 1091-280 1091-560s-18-420-364-420c0 300-727 579-727 980z">
            <text:p/>
          </draw:path>
          <draw:path draw:style-name="gr108" draw:text-style-name="P7" draw:layer="layout" svg:width="2.666cm" svg:height="1.68cm" svg:x="7.369cm" svg:y="3.765cm" svg:viewBox="0 0 2667 1681" svg:d="M2667 0c0 0 0 1121-1 840 2 491-575 841-1331 841s-1334-350-1335-841c1 1 0-350 0-840 0 490 606 840 1334 840s1333-350 1333-840z">
            <text:p/>
          </draw:path>
          <draw:path draw:style-name="gr109" draw:text-style-name="P3" draw:layer="layout" svg:width="2.665cm" svg:height="1.678cm" svg:x="7.368cm" svg:y="2.925cm" svg:viewBox="0 0 2666 1679" svg:d="M1333 0c756 0 1333 363 1333 839s-577 840-1333 840-1333-364-1333-840 577-839 1333-839z">
            <text:p/>
          </draw:path>
          <draw:polygon draw:style-name="gr110" draw:text-style-name="P4" draw:layer="layout" svg:width="0.727cm" svg:height="0.419cm" svg:x="8.823cm" svg:y="3.835cm" svg:viewBox="0 0 728 420" draw:points="364,0 243,70 728,350 606,420 121,140 0,210 0,0">
            <text:p/>
          </draw:polygon>
          <draw:polygon draw:style-name="gr111" draw:text-style-name="P4" draw:layer="layout" svg:width="0.726cm" svg:height="0.419cm" svg:x="7.853cm" svg:y="3.275cm" svg:viewBox="0 0 727 420" draw:points="606,280 727,210 727,420 363,420 484,350 0,70 121,0">
            <text:p/>
          </draw:polygon>
          <draw:polygon draw:style-name="gr112" draw:text-style-name="P4" draw:layer="layout" svg:width="0.727cm" svg:height="0.419cm" svg:x="7.853cm" svg:y="3.835cm" svg:viewBox="0 0 728 420" draw:points="121,280 607,0 728,70 242,350 363,420 0,420 0,210">
            <text:p/>
          </draw:polygon>
          <draw:polygon draw:style-name="gr113" draw:text-style-name="P4" draw:layer="layout" svg:width="0.726cm" svg:height="0.419cm" svg:x="8.823cm" svg:y="3.275cm" svg:viewBox="0 0 727 420" draw:points="484,70 363,0 727,0 727,210 606,140 121,420 0,350">
            <text:p/>
          </draw:polygon>
          <draw:path draw:style-name="gr114" draw:text-style-name="P6" draw:layer="layout" svg:width="2.667cm" svg:height="2.519cm" svg:x="7.368cm" svg:y="2.925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115" draw:text-style-name="P1" draw:layer="layout" svg:width="1.09cm" svg:height="0.979cm" svg:x="22.896cm" svg:y="13.519cm" svg:viewBox="0 0 1091 980" svg:d="M0 980c475 0 1091-280 1091-560s-18-420-364-420c0 300-727 579-727 980z">
            <text:p/>
          </draw:path>
          <draw:path draw:style-name="gr116" draw:text-style-name="P7" draw:layer="layout" svg:width="2.666cm" svg:height="1.68cm" svg:x="20.957cm" svg:y="12.889cm" svg:viewBox="0 0 2667 1681" svg:d="M2667 0c0 0 0 1121-1 840 2 491-575 841-1331 841s-1334-350-1335-841c1 1 0-350 0-840 0 490 606 840 1334 840s1333-350 1333-840z">
            <text:p/>
          </draw:path>
          <draw:path draw:style-name="gr117" draw:text-style-name="P3" draw:layer="layout" svg:width="2.665cm" svg:height="1.678cm" svg:x="20.956cm" svg:y="12.049cm" svg:viewBox="0 0 2666 1679" svg:d="M1333 0c756 0 1333 363 1333 839s-577 840-1333 840-1333-364-1333-840 577-839 1333-839z">
            <text:p/>
          </draw:path>
          <draw:polygon draw:style-name="gr118" draw:text-style-name="P4" draw:layer="layout" svg:width="0.727cm" svg:height="0.419cm" svg:x="22.411cm" svg:y="12.959cm" svg:viewBox="0 0 728 420" draw:points="364,0 243,70 728,350 606,420 121,140 0,210 0,0">
            <text:p/>
          </draw:polygon>
          <draw:polygon draw:style-name="gr119" draw:text-style-name="P4" draw:layer="layout" svg:width="0.726cm" svg:height="0.419cm" svg:x="21.441cm" svg:y="12.399cm" svg:viewBox="0 0 727 420" draw:points="606,280 727,210 727,420 363,420 484,350 0,70 121,0">
            <text:p/>
          </draw:polygon>
          <draw:polygon draw:style-name="gr120" draw:text-style-name="P4" draw:layer="layout" svg:width="0.727cm" svg:height="0.419cm" svg:x="21.441cm" svg:y="12.959cm" svg:viewBox="0 0 728 420" draw:points="121,280 607,0 728,70 242,350 363,420 0,420 0,210">
            <text:p/>
          </draw:polygon>
          <draw:polygon draw:style-name="gr121" draw:text-style-name="P4" draw:layer="layout" svg:width="0.726cm" svg:height="0.419cm" svg:x="22.411cm" svg:y="12.399cm" svg:viewBox="0 0 727 420" draw:points="484,70 363,0 727,0 727,210 606,140 121,420 0,350">
            <text:p/>
          </draw:polygon>
          <draw:path draw:style-name="gr122" draw:text-style-name="P6" draw:layer="layout" svg:width="2.667cm" svg:height="2.519cm" svg:x="20.956cm" svg:y="12.049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123" draw:text-style-name="P1" draw:layer="layout" svg:width="1.09cm" svg:height="0.979cm" svg:x="18.688cm" svg:y="16.84cm" svg:viewBox="0 0 1091 980" svg:d="M0 980c475 0 1091-280 1091-560s-18-420-364-420c0 300-727 579-727 980z">
            <text:p/>
          </draw:path>
          <draw:path draw:style-name="gr124" draw:text-style-name="P7" draw:layer="layout" svg:width="2.666cm" svg:height="1.68cm" svg:x="16.749cm" svg:y="16.21cm" svg:viewBox="0 0 2667 1681" svg:d="M2667 0c0 0 0 1121-1 840 2 491-575 841-1331 841s-1334-350-1335-841c1 1 0-350 0-840 0 490 606 840 1334 840s1333-350 1333-840z">
            <text:p/>
          </draw:path>
          <draw:path draw:style-name="gr125" draw:text-style-name="P3" draw:layer="layout" svg:width="2.665cm" svg:height="1.678cm" svg:x="16.748cm" svg:y="15.37cm" svg:viewBox="0 0 2666 1679" svg:d="M1333 0c756 0 1333 363 1333 839s-577 840-1333 840-1333-364-1333-840 577-839 1333-839z">
            <text:p/>
          </draw:path>
          <draw:polygon draw:style-name="gr126" draw:text-style-name="P4" draw:layer="layout" svg:width="0.727cm" svg:height="0.419cm" svg:x="18.203cm" svg:y="16.28cm" svg:viewBox="0 0 728 420" draw:points="364,0 243,70 728,350 606,420 121,140 0,210 0,0">
            <text:p/>
          </draw:polygon>
          <draw:polygon draw:style-name="gr127" draw:text-style-name="P4" draw:layer="layout" svg:width="0.726cm" svg:height="0.419cm" svg:x="17.233cm" svg:y="15.72cm" svg:viewBox="0 0 727 420" draw:points="606,280 727,210 727,420 363,420 484,350 0,70 121,0">
            <text:p/>
          </draw:polygon>
          <draw:polygon draw:style-name="gr128" draw:text-style-name="P4" draw:layer="layout" svg:width="0.727cm" svg:height="0.419cm" svg:x="17.233cm" svg:y="16.28cm" svg:viewBox="0 0 728 420" draw:points="121,280 607,0 728,70 242,350 363,420 0,420 0,210">
            <text:p/>
          </draw:polygon>
          <draw:polygon draw:style-name="gr129" draw:text-style-name="P4" draw:layer="layout" svg:width="0.726cm" svg:height="0.419cm" svg:x="18.203cm" svg:y="15.72cm" svg:viewBox="0 0 727 420" draw:points="484,70 363,0 727,0 727,210 606,140 121,420 0,350">
            <text:p/>
          </draw:polygon>
          <draw:path draw:style-name="gr130" draw:text-style-name="P6" draw:layer="layout" svg:width="2.667cm" svg:height="2.519cm" svg:x="16.748cm" svg:y="15.37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131" draw:text-style-name="P1" draw:layer="layout" svg:width="1.09cm" svg:height="0.979cm" svg:x="13.354cm" svg:y="17.456cm" svg:viewBox="0 0 1091 980" svg:d="M0 980c475 0 1091-280 1091-560s-18-420-364-420c0 300-727 579-727 980z">
            <text:p/>
          </draw:path>
          <draw:path draw:style-name="gr132" draw:text-style-name="P7" draw:layer="layout" svg:width="2.666cm" svg:height="1.68cm" svg:x="11.415cm" svg:y="16.826cm" svg:viewBox="0 0 2667 1681" svg:d="M2667 0c0 0 0 1121-1 840 2 491-575 841-1331 841s-1334-350-1335-841c1 1 0-350 0-840 0 490 606 840 1334 840s1333-350 1333-840z">
            <text:p/>
          </draw:path>
          <draw:path draw:style-name="gr133" draw:text-style-name="P3" draw:layer="layout" svg:width="2.665cm" svg:height="1.678cm" svg:x="11.414cm" svg:y="15.986cm" svg:viewBox="0 0 2666 1679" svg:d="M1333 0c756 0 1333 363 1333 839s-577 840-1333 840-1333-364-1333-840 577-839 1333-839z">
            <text:p/>
          </draw:path>
          <draw:polygon draw:style-name="gr134" draw:text-style-name="P4" draw:layer="layout" svg:width="0.727cm" svg:height="0.419cm" svg:x="12.869cm" svg:y="16.896cm" svg:viewBox="0 0 728 420" draw:points="364,0 243,70 728,350 606,420 121,140 0,210 0,0">
            <text:p/>
          </draw:polygon>
          <draw:polygon draw:style-name="gr135" draw:text-style-name="P4" draw:layer="layout" svg:width="0.726cm" svg:height="0.419cm" svg:x="11.899cm" svg:y="16.336cm" svg:viewBox="0 0 727 420" draw:points="606,280 727,210 727,420 363,420 484,350 0,70 121,0">
            <text:p/>
          </draw:polygon>
          <draw:polygon draw:style-name="gr136" draw:text-style-name="P4" draw:layer="layout" svg:width="0.727cm" svg:height="0.419cm" svg:x="11.899cm" svg:y="16.896cm" svg:viewBox="0 0 728 420" draw:points="121,280 607,0 728,70 242,350 363,420 0,420 0,210">
            <text:p/>
          </draw:polygon>
          <draw:polygon draw:style-name="gr137" draw:text-style-name="P4" draw:layer="layout" svg:width="0.726cm" svg:height="0.419cm" svg:x="12.869cm" svg:y="16.336cm" svg:viewBox="0 0 727 420" draw:points="484,70 363,0 727,0 727,210 606,140 121,420 0,350">
            <text:p/>
          </draw:polygon>
          <draw:path draw:style-name="gr138" draw:text-style-name="P6" draw:layer="layout" svg:width="2.667cm" svg:height="2.519cm" svg:x="11.414cm" svg:y="15.986cm" svg:viewBox="0 0 2668 2520" svg:d="M1333 0c756 0 1335 364 1335 840l-1 840c0 490-606 840-1333 840s-1334-350-1334-840c0 0 1-840 0-841 0-476 577-839 1333-839z">
            <text:p/>
          </draw:path>
        </draw:g>
        <draw:g>
          <draw:path draw:style-name="gr139" draw:text-style-name="P1" draw:layer="layout" svg:width="1.09cm" svg:height="0.979cm" svg:x="27.197cm" svg:y="5.791cm" svg:viewBox="0 0 1091 980" svg:d="M0 980c475 0 1091-280 1091-560s-18-420-364-420c0 300-727 579-727 980z">
            <text:p/>
          </draw:path>
          <draw:path draw:style-name="gr140" draw:text-style-name="P7" draw:layer="layout" svg:width="2.666cm" svg:height="1.68cm" svg:x="25.258cm" svg:y="5.161cm" svg:viewBox="0 0 2667 1681" svg:d="M2667 0c0 0 0 1121-1 840 2 491-575 841-1331 841s-1334-350-1335-841c1 1 0-350 0-840 0 490 606 840 1334 840s1333-350 1333-840z">
            <text:p/>
          </draw:path>
          <draw:path draw:style-name="gr141" draw:text-style-name="P3" draw:layer="layout" svg:width="2.665cm" svg:height="1.678cm" svg:x="25.257cm" svg:y="4.321cm" svg:viewBox="0 0 2666 1679" svg:d="M1333 0c756 0 1333 363 1333 839s-577 840-1333 840-1333-364-1333-840 577-839 1333-839z">
            <text:p/>
          </draw:path>
          <draw:polygon draw:style-name="gr142" draw:text-style-name="P4" draw:layer="layout" svg:width="0.727cm" svg:height="0.419cm" svg:x="26.712cm" svg:y="5.231cm" svg:viewBox="0 0 728 420" draw:points="364,0 243,70 728,350 606,420 121,140 0,210 0,0">
            <text:p/>
          </draw:polygon>
          <draw:polygon draw:style-name="gr143" draw:text-style-name="P4" draw:layer="layout" svg:width="0.726cm" svg:height="0.419cm" svg:x="25.742cm" svg:y="4.671cm" svg:viewBox="0 0 727 420" draw:points="606,280 727,210 727,420 363,420 484,350 0,70 121,0">
            <text:p/>
          </draw:polygon>
          <draw:polygon draw:style-name="gr144" draw:text-style-name="P4" draw:layer="layout" svg:width="0.727cm" svg:height="0.419cm" svg:x="25.742cm" svg:y="5.231cm" svg:viewBox="0 0 728 420" draw:points="121,280 607,0 728,70 242,350 363,420 0,420 0,210">
            <text:p/>
          </draw:polygon>
          <draw:polygon draw:style-name="gr145" draw:text-style-name="P4" draw:layer="layout" svg:width="0.726cm" svg:height="0.419cm" svg:x="26.712cm" svg:y="4.671cm" svg:viewBox="0 0 727 420" draw:points="484,70 363,0 727,0 727,210 606,140 121,420 0,350">
            <text:p/>
          </draw:polygon>
          <draw:path draw:style-name="gr146" draw:text-style-name="P6" draw:layer="layout" svg:width="2.667cm" svg:height="2.519cm" svg:x="25.257cm" svg:y="4.321cm" svg:viewBox="0 0 2668 2520" svg:d="M1333 0c756 0 1335 364 1335 840l-1 840c0 490-606 840-1333 840s-1334-350-1334-840c0 0 1-840 0-841 0-476 577-839 1333-839z">
            <text:p/>
          </draw:path>
        </draw:g>
        <draw:line draw:style-name="gr147" draw:text-style-name="P8" draw:layer="layout" svg:x1="6.08cm" svg:y1="10.017cm" svg:x2="25.003cm" svg:y2="10.017cm">
          <text:p/>
        </draw:line>
        <draw:line draw:style-name="gr147" draw:text-style-name="P8" draw:layer="layout" svg:x1="6.207cm" svg:y1="8.874cm" svg:x2="13.573cm" svg:y2="6.334cm">
          <text:p/>
        </draw:line>
        <draw:line draw:style-name="gr147" draw:text-style-name="P8" draw:layer="layout" svg:x1="16.494cm" svg:y1="6.588cm" svg:x2="25.13cm" svg:y2="9.128cm">
          <text:p/>
        </draw:line>
        <draw:line draw:style-name="gr147" draw:text-style-name="P8" draw:layer="layout" svg:x1="5.064cm" svg:y1="8.366cm" svg:x2="7.858cm" svg:y2="5.826cm">
          <text:p/>
        </draw:line>
        <draw:line draw:style-name="gr147" draw:text-style-name="P8" draw:layer="layout" svg:x1="10.525cm" svg:y1="3.921cm" svg:x2="19.034cm" svg:y2="3.286cm">
          <text:p/>
        </draw:line>
        <draw:line draw:style-name="gr147" draw:text-style-name="P8" draw:layer="layout" svg:x1="19.923cm" svg:y1="4.048cm" svg:x2="16.748cm" svg:y2="5.953cm">
          <text:p/>
        </draw:line>
        <draw:line draw:style-name="gr147" draw:text-style-name="P8" draw:layer="layout" svg:x1="20.558cm" svg:y1="4.175cm" svg:x2="13.446cm" svg:y2="15.986cm">
          <text:p/>
        </draw:line>
        <draw:line draw:style-name="gr147" draw:text-style-name="P8" draw:layer="layout" svg:x1="26.527cm" svg:y1="8.62cm" svg:x2="26.527cm" svg:y2="6.969cm">
          <text:p/>
        </draw:line>
        <draw:line draw:style-name="gr147" draw:text-style-name="P8" draw:layer="layout" svg:x1="4.683cm" svg:y1="11.287cm" svg:x2="4.683cm" svg:y2="15.224cm">
          <text:p/>
        </draw:line>
        <draw:line draw:style-name="gr147" draw:text-style-name="P8" draw:layer="layout" svg:x1="19.542cm" svg:y1="16.748cm" svg:x2="24.241cm" svg:y2="18.145cm">
          <text:p/>
        </draw:line>
        <draw:line draw:style-name="gr147" draw:text-style-name="P8" draw:layer="layout" svg:x1="25.892cm" svg:y1="17.129cm" svg:x2="26.527cm" svg:y2="11.668cm">
          <text:p/>
        </draw:line>
        <draw:line draw:style-name="gr147" draw:text-style-name="P8" draw:layer="layout" svg:x1="14.335cm" svg:y1="16.494cm" svg:x2="20.939cm" svg:y2="13.065cm">
          <text:p/>
        </draw:line>
        <draw:line draw:style-name="gr147" draw:text-style-name="P8" draw:layer="layout" svg:x1="19.542cm" svg:y1="15.732cm" svg:x2="21.193cm" svg:y2="14.589cm">
          <text:p/>
        </draw:line>
        <draw:frame draw:style-name="gr148" draw:text-style-name="P9" draw:layer="layout" svg:width="2.369cm" svg:height="0.962cm" svg:x="9.89cm" svg:y="9.89cm">
          <draw:text-box>
            <text:p>1Gbps</text:p>
          </draw:text-box>
        </draw:frame>
        <draw:frame draw:style-name="gr149" draw:text-style-name="P9" draw:layer="layout" svg:width="3.302cm" svg:height="0.962cm" svg:x="4.175cm" svg:y="6.461cm">
          <draw:text-box>
            <text:p>100Mbps</text:p>
          </draw:text-box>
        </draw:frame>
        <draw:frame draw:style-name="gr148" draw:text-style-name="P9" draw:layer="layout" svg:width="2.369cm" svg:height="0.962cm" svg:x="9.891cm" svg:y="9.89cm">
          <draw:text-box>
            <text:p>1Gbps</text:p>
          </draw:text-box>
        </draw:frame>
        <draw:frame draw:style-name="gr148" draw:text-style-name="P9" draw:layer="layout" svg:width="2.754cm" svg:height="0.962cm" svg:x="8.787cm" svg:y="7.096cm">
          <draw:text-box>
            <text:p>10Mbps</text:p>
          </draw:text-box>
        </draw:frame>
        <draw:frame draw:style-name="gr149" draw:text-style-name="P9" draw:layer="layout" svg:width="3.302cm" svg:height="0.962cm" svg:x="12.684cm" svg:y="2.905cm">
          <draw:text-box>
            <text:p>100Mbps</text:p>
          </draw:text-box>
        </draw:frame>
        <draw:frame draw:style-name="gr149" draw:text-style-name="P9" draw:layer="layout" svg:width="3.302cm" svg:height="0.962cm" svg:x="16.494cm" svg:y="4.429cm">
          <draw:text-box>
            <text:p>100Mbps</text:p>
          </draw:text-box>
        </draw:frame>
        <draw:frame draw:style-name="gr150" draw:text-style-name="P9" draw:layer="layout" svg:width="3.302cm" svg:height="1.089cm" svg:x="19.542cm" svg:y="7.731cm">
          <draw:text-box>
            <text:p>5Mbps</text:p>
          </draw:text-box>
        </draw:frame>
        <draw:line draw:style-name="gr147" draw:text-style-name="P8" draw:layer="layout" svg:x1="22.082cm" svg:y1="11.922cm" svg:x2="25.384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8T22:34:43.833453896</meta:creation-date>
    <dc:date>2019-04-28T23:16:56.166522203</dc:date>
    <meta:editing-duration>PT36S</meta:editing-duration>
    <meta:editing-cycles>1</meta:editing-cycles>
    <meta:document-statistic meta:object-count="179"/>
    <meta:generator>LibreOffice/6.2.2.2$Linux_X86_64 LibreOffice_project/20$Build-2</meta:generator>
  </office:meta>
</office:document-meta>
</file>